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alibri Light1" svg:font-family="'Calibri Light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94cm" style:text-autospace="none"/>
      <style:text-properties fo:color="#0070c0" style:font-name="Calibri Light" fo:font-size="18pt" fo:language="zxx" fo:country="none" style:font-name-asian="Calibri Light1" style:font-size-asian="18pt" style:font-name-complex="Calibri Light1" style:font-size-complex="18pt"/>
    </style:style>
    <style:style style:name="P2" style:family="paragraph" style:parent-style-name="Standard">
      <style:paragraph-properties style:line-height-at-least="0.494cm" style:text-autospace="none"/>
      <style:text-properties style:font-name="Calibri"/>
    </style:style>
    <style:style style:name="P3" style:family="paragraph" style:parent-style-name="Standard">
      <style:paragraph-properties style:line-height-at-least="0.494cm" style:text-autospace="none"/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alibri" fo:font-size="12pt" fo:language="zxx" fo:country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line-height-at-least="0.494cm" style:text-autospace="none"/>
      <style:text-properties style:font-name="Calibri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style:line-height-at-least="0.494cm" fo:text-indent="0cm" style:auto-text-indent="false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/>
      <style:text-properties style:font-name="Calibri"/>
    </style:style>
    <style:style style:name="P8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master-page-name="">
      <style:paragraph-properties fo:margin-left="0.661cm" fo:margin-right="0cm" style:line-height-at-least="0.494cm" fo:text-indent="0cm" style:auto-text-indent="false" style:page-number="auto" style:text-autospace="none"/>
      <style:text-properties style:font-name="Calibri"/>
    </style:style>
    <style:style style:name="P10" style:family="paragraph" style:parent-style-name="Standard" style:list-style-name="RTF_5f_Num_20_2">
      <style:paragraph-properties style:line-height-at-least="0.494cm" style:text-autospace="none"/>
      <style:text-properties style:font-name="Calibri"/>
    </style:style>
    <style:style style:name="P11" style:family="paragraph" style:parent-style-name="Standard" style:list-style-name="RTF_5f_Num_20_2">
      <style:paragraph-properties fo:margin-left="0cm" fo:margin-right="0cm" style:line-height-at-least="0.494cm" fo:text-indent="0cm" style:auto-text-indent="false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2" style:family="paragraph" style:parent-style-name="Standard" style:master-page-name="">
      <style:paragraph-properties fo:margin-left="0.609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master-page-name="">
      <style:paragraph-properties fo:margin-left="0.635cm" fo:margin-right="0cm" fo:text-indent="0cm" style:auto-text-indent="false" style:page-number="auto"/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rapport – Patrick van Batenburg</text:p>
      <text:p text:style-name="P2"/>
      <text:p text:style-name="P5">Hoe vond je jouw inbreng?</text:p>
      <text:list xml:id="list4365555309183613372" text:style-name="RTF_5f_Num_20_2">
        <text:list-item>
          <text:p text:style-name="P10">Rol/bijdrage: Teamlid</text:p>
        </text:list-item>
      </text:list>
      <text:p text:style-name="P2"/>
      <text:list xml:id="list34527247" text:continue-numbering="true" text:style-name="RTF_5f_Num_20_2">
        <text:list-item>
          <text:p text:style-name="P10">Wat ging goed?</text:p>
        </text:list-item>
      </text:list>
      <text:p text:style-name="P9">Samenwerken, taakverdeling en aan de planning houden.</text:p>
      <text:p text:style-name="P2"/>
      <text:list xml:id="list34519385" text:continue-numbering="true" text:style-name="RTF_5f_Num_20_2">
        <text:list-item>
          <text:p text:style-name="P10">Wat ging minder goed?</text:p>
        </text:list-item>
      </text:list>
      <text:p text:style-name="P7">Problemen met Microsoft Project</text:p>
      <text:p text:style-name="P2"/>
      <text:list xml:id="list34517361" text:continue-numbering="true" text:style-name="RTF_5f_Num_20_2">
        <text:list-item>
          <text:p text:style-name="P10">Welk advies geef je aan jezelf voor de toekomst?</text:p>
        </text:list-item>
      </text:list>
      <text:p text:style-name="P7">Zoeken voor handige functies en tips bij Microsoft Project om er better mee om te gaan.</text:p>
      <text:p text:style-name="P3"/>
      <text:p text:style-name="P3"/>
      <text:p text:style-name="P4">Hoe vond je het gaan met het projectteam?</text:p>
      <text:list xml:id="list34536452" text:continue-numbering="true" text:style-name="RTF_5f_Num_20_2">
        <text:list-item>
          <text:p text:style-name="P11">Verliep de rolverdeling goed?</text:p>
        </text:list-item>
      </text:list>
      <text:p text:style-name="P12">Ja, het ging goed.</text:p>
      <text:p text:style-name="P6"/>
      <text:list xml:id="list34516911" text:continue-numbering="true" text:style-name="RTF_5f_Num_20_2">
        <text:list-item>
          <text:p text:style-name="P11">Hoe verliep de onderlinge communicatie?</text:p>
        </text:list-item>
      </text:list>
      <text:p text:style-name="P8">De communicatie liep goed en we konden elkaar in elk moment bereik volgens de bereikbaarheidslijst die we hadden opgesteld.</text:p>
      <text:p text:style-name="P6"/>
      <text:list xml:id="list34510521" text:continue-numbering="true" text:style-name="RTF_5f_Num_20_2">
        <text:list-item>
          <text:p text:style-name="P11">Wat ging goed?</text:p>
        </text:list-item>
      </text:list>
      <text:p text:style-name="P8">Samenwerken, communiceren, planning en aan de afspraken houden.</text:p>
      <text:p text:style-name="P6"/>
      <text:list xml:id="list34531049" text:continue-numbering="true" text:style-name="RTF_5f_Num_20_2">
        <text:list-item>
          <text:p text:style-name="P11">Wat ging minder goed?</text:p>
        </text:list-item>
      </text:list>
      <text:p text:style-name="P8">Alles verliep goed binnen het projectteam.</text:p>
      <text:p text:style-name="P6"/>
      <text:list xml:id="list34538538" text:continue-numbering="true" text:style-name="RTF_5f_Num_20_2">
        <text:list-item>
          <text:p text:style-name="P11">Hoe ging men om met conflicten?</text:p>
        </text:list-item>
      </text:list>
      <text:p text:style-name="P8">Het aan het projectteam melden en vervolgens voor oplossingen zoeken.</text:p>
      <text:p text:style-name="P6"/>
      <text:list xml:id="list34531824" text:continue-numbering="true" text:style-name="RTF_5f_Num_20_2">
        <text:list-item>
          <text:p text:style-name="P11">Welk advies geef jij aan jouw projectgroep?</text:p>
        </text:list-item>
      </text:list>
      <text:p text:style-name="P15">Ik heb verder geen op- of aanmerkingen voor het projectte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alibri Light1" svg:font-family="'Calibri Light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TF_5f_Num_20_2_20_1" style:display-name="RTF_Num 2 1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M37S</meta:editing-duration>
    <meta:editing-cycles>5</meta:editing-cycles>
    <meta:generator>OpenOffice/4.1.1$Win32 OpenOffice.org_project/411m6$Build-9775</meta:generator>
    <dc:date>2015-01-21T14:35:57.52</dc:date>
    <dc:creator>Patrick </dc:creator>
    <meta:document-statistic meta:table-count="0" meta:image-count="0" meta:object-count="0" meta:page-count="1" meta:paragraph-count="22" meta:word-count="159" meta:character-count="938"/>
    <meta:user-defined meta:name="Info 1"/>
    <meta:user-defined meta:name="Info 2"/>
    <meta:user-defined meta:name="Info 3"/>
    <meta:user-defined meta:name="Info 4"/>
  </office:meta>
</office:document-meta>
</file>